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95cb" officeooo:paragraph-rsid="001995cb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officeooo:rsid="001995c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gr1" style:family="graphic">
      <style:graphic-properties draw:stroke="dash" draw:stroke-dash="Dot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ot" svg:stroke-width="0cm" svg:stroke-linecap="butt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DELO RELACIONAL MUNDIAL</text:span></text:p>
      <text:p text:style-name="P1"/>
      <text:p text:style-name="P1"/>
      <text:p text:style-name="P1">ARBRITO(<text:span text:style-name="T2">NumColegiado</text:span>, Nombre, Nacionalidad)</text:p>
      <text:p text:style-name="P1"/>
      <text:p text:style-name="P1">PARTIDO(<text:span text:style-name="T2">IDPartido</text:span>, Sede, Fecha , Hora, Resultado)</text:p>
      <text:p text:style-name="P1"/>
      <text:p text:style-name="P1">ARBITRAJES(<text:span text:style-name="T2">NumColegiado</text:span>, <text:span text:style-name="T2">IDPartido</text:span>, FunionArbitro)</text:p>
      <text:p text:style-name="P1"><draw:line text:anchor-type="paragraph" draw:z-index="1" draw:name="Línea 2" draw:style-name="gr2" draw:text-style-name="P4" svg:x1="5.519cm" svg:y1="0.066cm" svg:x2="7.235cm" svg:y2="0.041cm"><text:p/></draw:line><draw:line text:anchor-type="paragraph" draw:z-index="2" draw:name="Línea horizontal 1" draw:style-name="gr2" draw:text-style-name="P4" svg:x1="2.768cm" svg:y1="0.136cm" svg:x2="5.237cm" svg:y2="0.136cm"><text:p/></draw:line></text:p>
      <text:p text:style-name="P1">ACTAS(<text:span text:style-name="T2">CodPartdo</text:span>, <text:span text:style-name="T2">Minuto</text:span>, Comentario)</text:p>
      <text:p text:style-name="P1"><draw:line text:anchor-type="paragraph" draw:z-index="0" draw:name="Línea 1" draw:style-name="gr1" draw:text-style-name="P3" svg:x1="1.591cm" svg:y1="0.08cm" svg:x2="3.403cm" svg:y2="0.055cm"><text:p/></draw:line><draw:line text:anchor-type="paragraph" draw:z-index="3" draw:name="Línea 3" draw:style-name="gr1" draw:text-style-name="P3" svg:x1="1.591cm" svg:y1="0.08cm" svg:x2="3.403cm" svg:y2="0.055cm"><text:p/></draw:line><draw:line text:anchor-type="paragraph" draw:z-index="4" draw:name="Línea 4" draw:style-name="gr1" draw:text-style-name="P3" svg:x1="1.591cm" svg:y1="0.08cm" svg:x2="3.403cm" svg:y2="0.055cm"><text:p/></draw:line><draw:line text:anchor-type="paragraph" draw:z-index="5" draw:name="Línea 5" draw:style-name="gr1" draw:text-style-name="P3" svg:x1="1.591cm" svg:y1="0.08cm" svg:x2="3.403cm" svg:y2="0.055cm"><text:p/></draw:line></text:p>
      <text:p text:style-name="P1">EQUIPOS(<text:span text:style-name="T2">Pais</text:span>, Sede)</text:p>
      <text:p text:style-name="P1"/>
      <text:p text:style-name="P1">JUGADORES(<text:span text:style-name="T2">Pais</text:span>, <text:span text:style-name="T2">Dorsal</text:span>, Nombre, Puesto)</text:p>
      <text:p text:style-name="P1"><draw:line text:anchor-type="paragraph" draw:z-index="6" draw:name="Línea 7" draw:style-name="gr1" draw:text-style-name="P3" svg:x1="2.662cm" svg:y1="0.043cm" svg:x2="3.385cm" svg:y2="0.025cm"><text:p/></draw:line></text:p>
      <text:p text:style-name="P1">PORTEROS(<text:span text:style-name="T2">Pais</text:span>, <text:span text:style-name="T2">Dorsal</text:span>, VecesInternacional)</text:p>
      <text:p text:style-name="P1"><draw:line text:anchor-type="paragraph" draw:z-index="7" draw:name="Línea 6" draw:style-name="gr1" draw:text-style-name="P3" svg:x1="2.327cm" svg:y1="0.057cm" svg:x2="4.32cm" svg:y2="0.039cm"><text:p/></draw:line></text:p>
      <text:p text:style-name="P1">JUGADORES_CAMPO(<text:span text:style-name="T2">Pais</text:span>, <text:span text:style-name="T2">Dorsal</text:span><text:span text:style-name="T3">, VecesTitular</text:span>)</text:p>
      <text:p text:style-name="P1"/>
      <text:p text:style-name="P1">DISPUTAS(<text:span text:style-name="T2">Pais</text:span>, <text:span text:style-name="T2">CODPartido</text:span>)</text:p>
      <text:p text:style-name="P1"><draw:line text:anchor-type="paragraph" draw:z-index="8" draw:name="Línea 9" draw:style-name="gr1" draw:text-style-name="P3" svg:x1="2.115cm" svg:y1="0.046cm" svg:x2="5.149cm" svg:y2="0.064cm"><text:p/></draw:line></text:p>
      <text:p text:style-name="P1">ESTADISTICAS(<text:span text:style-name="T2">Pais</text:span>, <text:span text:style-name="T2">Dorsal</text:span><text:span text:style-name="T3">, </text:span><text:span text:style-name="T2">CODPartido</text:span><text:span text:style-name="T3">, </text:span><text:span text:style-name="T2">Minuto</text:span><text:span text:style-name="T3">, Accion, Contexto</text:span>)</text:p>
      <text:p text:style-name="P1"><draw:line text:anchor-type="paragraph" draw:z-index="9" draw:name="Línea 10" draw:style-name="gr1" draw:text-style-name="P3" svg:x1="3.173cm" svg:y1="0.025cm" svg:x2="8.959cm" svg:y2="0.078cm"><text:p/></draw:lin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09:42:14.533000000</meta:creation-date>
    <dc:date>2023-11-10T10:07:02.417000000</dc:date>
    <meta:editing-duration>PT24M48S</meta:editing-duration>
    <meta:editing-cycles>1</meta:editing-cycles>
    <meta:document-statistic meta:table-count="0" meta:image-count="0" meta:object-count="0" meta:page-count="1" meta:paragraph-count="11" meta:word-count="38" meta:character-count="436" meta:non-whitespace-character-count="409"/>
    <meta:generator>LibreOffice/7.6.0.3$Windows_X86_64 LibreOffice_project/69edd8b8ebc41d00b4de3915dc82f8f0fc3b6265</meta:generator>
  </office:meta>
</office:document-meta>
</file>